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table-cell-properties style:text-align-source="value-type" style:repeat-content="false" fo:wrap-option="wrap" style:vertical-align="top"/>
      <style:text-properties style:font-name="Arial" fo:hyphenate="true"/>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font-name="Arial" fo:font-size="9pt" style:font-size-asian="9pt" style:font-size-complex="9pt"/>
    </style:style>
    <style:style style:name="ce39" style:family="table-cell" style:parent-style-name="Default">
      <style:table-cell-properties fo:wrap-option="wrap" style:vertical-align="middle"/>
      <style:text-properties style:font-name="Arial" fo:font-size="9pt" style:font-size-asian="9pt" style:font-size-complex="9pt"/>
    </style:style>
    <style:style style:name="ce4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7" table:default-cell-style-name="ce32"/>
        <table:table-column table:style-name="co3" table:number-columns-repeated="1001" table:default-cell-style-name="ce3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7"/>
          <table:table-cell table:style-name="ce36" table:number-columns-repeated="1001"/>
          <table:table-cell table:style-name="ce4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7"/>
          <table:table-cell table:number-columns-repeated="1002"/>
        </table:table-row>
        <table:table-row table:style-name="ro3">
          <table:table-cell table:style-name="ce2"/>
          <table:table-cell table:style-name="ce15" table:number-columns-repeated="14"/>
          <table:table-cell table:style-name="ce28" office:value-type="string" calcext:value-type="string">
            <text:p>(A)</text:p>
          </table:table-cell>
          <table:table-cell table:style-name="ce33" office:value-type="string" calcext:value-type="string">
            <text:p>(B)</text:p>
          </table:table-cell>
          <table:table-cell table:style-name="ce28"/>
          <table:table-cell table:style-name="ce28" office:value-type="string" calcext:value-type="string">
            <text:p>(D)</text:p>
          </table:table-cell>
          <table:table-cell table:style-name="ce28" table:number-columns-repeated="3"/>
          <table:table-cell table:number-columns-repeated="1002"/>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A)</text:p>
            </table:table-cell>
            <table:table-cell table:style-name="ce28" office:value-type="string" calcext:value-type="string">
              <text:p>Median</text:p>
            </table:table-cell>
            <table:table-cell table:style-name="ce28" office:value-type="string" calcext:value-type="string">
              <text:p>(A)</text:p>
            </table:table-cell>
            <table:table-cell table:number-columns-repeated="2" table:style-name="ce28" office:value-type="string" calcext:value-type="string">
              <text:p>StdDev</text:p>
            </table:table-cell>
            <table:table-cell table:number-columns-repeated="1002"/>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number-columns-repeated="1002"/>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text:p>
          </table:table-cell>
          <table:table-cell table:style-name="ce30" office:value-type="string" calcext:value-type="string">
            <text:p>(B)</text:p>
          </table:table-cell>
          <table:table-cell table:style-name="ce30" office:value-type="string" calcext:value-type="string">
            <text:p>red</text:p>
          </table:table-cell>
          <table:table-cell table:style-name="ce30" office:value-type="string" calcext:value-type="string">
            <text:p>(D)</text:p>
          </table:table-cell>
          <table:table-cell table:style-name="ce30"/>
          <table:table-cell table:style-name="ce30" office:value-type="string" calcext:value-type="string">
            <text:p>red</text:p>
          </table:table-cell>
          <table:table-cell table:number-columns-repeated="1002"/>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number-columns-repeated="1002"/>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P8]-[.Q8]" office:value-type="float" office:value="2.02380952380955" calcext:value-type="float">
            <text:p>2</text:p>
          </table:table-cell>
          <table:table-cell table:style-name="ce31" table:formula="of:=MEDIAN([.B8:.J8])" office:value-type="float" office:value="27" calcext:value-type="float">
            <text:p>27</text:p>
          </table:table-cell>
          <table:table-cell table:style-name="ce31" table:formula="of:=[.P8]-[.S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8" table:number-columns-repeated="1001"/>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P9]-[.Q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P9]-[.S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P10]-[.Q10]" office:value-type="float" office:value="-0.0734126984127386" calcext:value-type="float">
            <text:p>0</text:p>
          </table:table-cell>
          <table:table-cell table:style-name="ce31" table:formula="of:=MEDIAN([.B10:.J10])" office:value-type="float" office:value="13" calcext:value-type="float">
            <text:p>13</text:p>
          </table:table-cell>
          <table:table-cell table:style-name="ce31" table:formula="of:=[.P10]-[.S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P11]-[.Q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P11]-[.S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8" table:number-columns-repeated="1001"/>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P12]-[.Q12]" office:value-type="float" office:value="-3.40674603174604" calcext:value-type="float">
            <text:p>-3</text:p>
          </table:table-cell>
          <table:table-cell table:style-name="ce31" table:formula="of:=MEDIAN([.B12:.J12])" office:value-type="float" office:value="14.925" calcext:value-type="float">
            <text:p>15</text:p>
          </table:table-cell>
          <table:table-cell table:style-name="ce31" table:formula="of:=[.P12]-[.S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8" table:number-columns-repeated="1001"/>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P13]-[.Q13]" office:value-type="float" office:value="1.82837301587297" calcext:value-type="float">
            <text:p>2</text:p>
          </table:table-cell>
          <table:table-cell table:style-name="ce31" table:formula="of:=MEDIAN([.B13:.J13])" office:value-type="float" office:value="0" calcext:value-type="float">
            <text:p>0</text:p>
          </table:table-cell>
          <table:table-cell table:style-name="ce31" table:formula="of:=[.P13]-[.S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P16]-[.Q16]" office:value-type="float" office:value="-3.52876984126988" calcext:value-type="float">
            <text:p>-4</text:p>
          </table:table-cell>
          <table:table-cell table:style-name="ce31" table:formula="of:=MEDIAN([.B16:.J16])" office:value-type="float" office:value="20" calcext:value-type="float">
            <text:p>20</text:p>
          </table:table-cell>
          <table:table-cell table:style-name="ce31" table:formula="of:=[.P16]-[.S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P17]-[.Q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P17]-[.S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P18]-[.Q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P18]-[.S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P19]-[.Q19]" office:value-type="float" office:value="0.158730158730116" calcext:value-type="float">
            <text:p>0</text:p>
          </table:table-cell>
          <table:table-cell table:style-name="ce31" table:formula="of:=MEDIAN([.B19:.J19])" office:value-type="float" office:value="15" calcext:value-type="float">
            <text:p>15</text:p>
          </table:table-cell>
          <table:table-cell table:style-name="ce31" table:formula="of:=[.P19]-[.S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8" table:number-columns-repeated="1001"/>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P20]-[.Q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P20]-[.S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8" table:number-columns-repeated="1001"/>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P21]-[.Q21]" office:value-type="float" office:value="-4.24603174603176" calcext:value-type="float">
            <text:p>-4</text:p>
          </table:table-cell>
          <table:table-cell table:style-name="ce31" table:formula="of:=MEDIAN([.B21:.J21])" office:value-type="float" office:value="15" calcext:value-type="float">
            <text:p>15</text:p>
          </table:table-cell>
          <table:table-cell table:style-name="ce31" table:formula="of:=[.P21]-[.S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P22]-[.Q22]" office:value-type="float" office:value="-3.72718253968253" calcext:value-type="float">
            <text:p>-4</text:p>
          </table:table-cell>
          <table:table-cell table:style-name="ce31" table:formula="of:=MEDIAN([.B22:.J22])" office:value-type="float" office:value="26" calcext:value-type="float">
            <text:p>26</text:p>
          </table:table-cell>
          <table:table-cell table:style-name="ce31" table:formula="of:=[.P22]-[.S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8" table:number-columns-repeated="1001"/>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P23]-[.Q23]" office:value-type="float" office:value="0.436507936507934" calcext:value-type="float">
            <text:p>0</text:p>
          </table:table-cell>
          <table:table-cell table:style-name="ce31" table:formula="of:=MEDIAN([.B23:.J23])" office:value-type="float" office:value="0" calcext:value-type="float">
            <text:p>0</text:p>
          </table:table-cell>
          <table:table-cell table:style-name="ce31" table:formula="of:=[.P23]-[.S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8" table:number-columns-repeated="1001"/>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P24]-[.Q24]" office:value-type="float" office:value="1.62698412698417" calcext:value-type="float">
            <text:p>2</text:p>
          </table:table-cell>
          <table:table-cell table:style-name="ce31" table:formula="of:=MEDIAN([.B24:.J24])" office:value-type="float" office:value="10" calcext:value-type="float">
            <text:p>10</text:p>
          </table:table-cell>
          <table:table-cell table:style-name="ce31" table:formula="of:=[.P24]-[.S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8" table:number-columns-repeated="1001"/>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P25]-[.Q25]" office:value-type="float" office:value="-0.711309523809527" calcext:value-type="float">
            <text:p>-1</text:p>
          </table:table-cell>
          <table:table-cell table:style-name="ce31" table:formula="of:=MEDIAN([.B25:.J25])" office:value-type="float" office:value="1" calcext:value-type="float">
            <text:p>1</text:p>
          </table:table-cell>
          <table:table-cell table:style-name="ce31" table:formula="of:=[.P25]-[.S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8" table:number-columns-repeated="1001"/>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P26]-[.Q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P26]-[.S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8" table:number-columns-repeated="1001"/>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P27]-[.Q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P27]-[.S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8" table:number-columns-repeated="1001"/>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P28]-[.Q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P28]-[.S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8" table:number-columns-repeated="1001"/>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P29]-[.Q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P29]-[.S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8" table:number-columns-repeated="1001"/>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P30]-[.Q30]" office:value-type="float" office:value="8.84920634920637" calcext:value-type="float">
            <text:p>9</text:p>
          </table:table-cell>
          <table:table-cell table:style-name="ce31" table:formula="of:=MEDIAN([.B30:.J30])" office:value-type="float" office:value="15" calcext:value-type="float">
            <text:p>15</text:p>
          </table:table-cell>
          <table:table-cell table:style-name="ce31" table:formula="of:=[.P30]-[.S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8" table:number-columns-repeated="1001"/>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P31]-[.Q31]" office:value-type="float" office:value="4.88095238095241" calcext:value-type="float">
            <text:p>5</text:p>
          </table:table-cell>
          <table:table-cell table:style-name="ce31" table:formula="of:=MEDIAN([.B31:.J31])" office:value-type="float" office:value="5" calcext:value-type="float">
            <text:p>5</text:p>
          </table:table-cell>
          <table:table-cell table:style-name="ce31" table:formula="of:=[.P31]-[.S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8" table:number-columns-repeated="1001"/>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P32]-[.Q32]" office:value-type="float" office:value="0.717261904761902" calcext:value-type="float">
            <text:p>1</text:p>
          </table:table-cell>
          <table:table-cell table:style-name="ce31" table:formula="of:=MEDIAN([.B32:.J32])" office:value-type="float" office:value="5" calcext:value-type="float">
            <text:p>5</text:p>
          </table:table-cell>
          <table:table-cell table:style-name="ce31" table:formula="of:=[.P32]-[.S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8" table:number-columns-repeated="1001"/>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P33]-[.Q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P33]-[.S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8" table:number-columns-repeated="1001"/>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P34]-[.Q34]" office:value-type="float" office:value="0.995039682539681" calcext:value-type="float">
            <text:p>1</text:p>
          </table:table-cell>
          <table:table-cell table:style-name="ce31" table:formula="of:=MEDIAN([.B34:.J34])" office:value-type="float" office:value="0" calcext:value-type="float">
            <text:p>0</text:p>
          </table:table-cell>
          <table:table-cell table:style-name="ce31" table:formula="of:=[.P34]-[.S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8" table:number-columns-repeated="1001"/>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P35]-[.Q35]" office:value-type="float" office:value="0" calcext:value-type="float">
            <text:p>0</text:p>
          </table:table-cell>
          <table:table-cell table:style-name="ce31" table:formula="of:=MEDIAN([.B35:.J35])" office:value-type="float" office:value="0" calcext:value-type="float">
            <text:p>0</text:p>
          </table:table-cell>
          <table:table-cell table:style-name="ce31" table:formula="of:=[.P35]-[.S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8" table:number-columns-repeated="1001"/>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P36]-[.Q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P36]-[.S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number-columns-repeated="100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P39]-[.Q39]" office:value-type="float" office:value="-0.119047619047616" calcext:value-type="float">
            <text:p>0</text:p>
          </table:table-cell>
          <table:table-cell table:style-name="ce31" table:formula="of:=MEDIAN([.B39:.J39])" office:value-type="float" office:value="5" calcext:value-type="float">
            <text:p>5</text:p>
          </table:table-cell>
          <table:table-cell table:style-name="ce31" table:formula="of:=[.P39]-[.S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9" table:number-columns-repeated="1001"/>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P40]-[.Q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P40]-[.S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9" table:number-columns-repeated="1001"/>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P41]-[.Q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P41]-[.S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9"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P44]-[.Q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P44]-[.S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8" table:number-columns-repeated="1001"/>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P45]-[.Q45]" office:value-type="float" office:value="5.7172619047619" calcext:value-type="float">
            <text:p>6</text:p>
          </table:table-cell>
          <table:table-cell table:style-name="ce31" table:formula="of:=MEDIAN([.B45:.J45])" office:value-type="float" office:value="1" calcext:value-type="float">
            <text:p>1</text:p>
          </table:table-cell>
          <table:table-cell table:style-name="ce31" table:formula="of:=[.P45]-[.S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8" table:number-columns-repeated="1001"/>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P46]-[.Q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P46]-[.S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8" table:number-columns-repeated="1001"/>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P47]-[.Q47]" office:value-type="float" office:value="9.01091269841274" calcext:value-type="float">
            <text:p>9</text:p>
          </table:table-cell>
          <table:table-cell table:style-name="ce31" table:formula="of:=MEDIAN([.B47:.J47])" office:value-type="float" office:value="1" calcext:value-type="float">
            <text:p>1</text:p>
          </table:table-cell>
          <table:table-cell table:style-name="ce31" table:formula="of:=[.P47]-[.S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8" table:number-columns-repeated="1001"/>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P48]-[.Q48]" office:value-type="float" office:value="0.595238095238129" calcext:value-type="float">
            <text:p>1</text:p>
          </table:table-cell>
          <table:table-cell table:style-name="ce31" table:formula="of:=MEDIAN([.B48:.J48])" office:value-type="float" office:value="0" calcext:value-type="float">
            <text:p>0</text:p>
          </table:table-cell>
          <table:table-cell table:style-name="ce31" table:formula="of:=[.P48]-[.S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8" table:number-columns-repeated="1001"/>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P49]-[.Q49]" office:value-type="float" office:value="0.637896825396824" calcext:value-type="float">
            <text:p>1</text:p>
          </table:table-cell>
          <table:table-cell table:style-name="ce31" table:formula="of:=MEDIAN([.B49:.J49])" office:value-type="float" office:value="10" calcext:value-type="float">
            <text:p>10</text:p>
          </table:table-cell>
          <table:table-cell table:style-name="ce31" table:formula="of:=[.P49]-[.S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number-columns-repeated="100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P52]-[.Q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P52]-[.S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8" table:number-columns-repeated="100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P53]-[.Q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P53]-[.S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8" table:number-columns-repeated="100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P54]-[.Q54]" office:value-type="float" office:value="0.161706349206352" calcext:value-type="float">
            <text:p>0</text:p>
          </table:table-cell>
          <table:table-cell table:style-name="ce31" table:formula="of:=MEDIAN([.B54:.J54])" office:value-type="float" office:value="10" calcext:value-type="float">
            <text:p>10</text:p>
          </table:table-cell>
          <table:table-cell table:style-name="ce31" table:formula="of:=[.P54]-[.S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8" table:number-columns-repeated="100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P55]-[.Q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P55]-[.S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8" table:number-columns-repeated="1001"/>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P56]-[.Q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P56]-[.S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8" table:number-columns-repeated="1001"/>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P57]-[.Q57]" office:value-type="float" office:value="-0.195436507936506" calcext:value-type="float">
            <text:p>0</text:p>
          </table:table-cell>
          <table:table-cell table:style-name="ce31" table:formula="of:=MEDIAN([.B57:.J57])" office:value-type="float" office:value="10" calcext:value-type="float">
            <text:p>10</text:p>
          </table:table-cell>
          <table:table-cell table:style-name="ce31" table:formula="of:=[.P57]-[.S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8" table:number-columns-repeated="100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P58]-[.Q58]" office:value-type="float" office:value="1.62996031746033" calcext:value-type="float">
            <text:p>2</text:p>
          </table:table-cell>
          <table:table-cell table:style-name="ce31" table:formula="of:=MEDIAN([.B58:.J58])" office:value-type="float" office:value="15" calcext:value-type="float">
            <text:p>15</text:p>
          </table:table-cell>
          <table:table-cell table:style-name="ce31" table:formula="of:=[.P58]-[.S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8" table:number-columns-repeated="1001"/>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P59]-[.Q59]" office:value-type="float" office:value="-5.75099206349208" calcext:value-type="float">
            <text:p>-6</text:p>
          </table:table-cell>
          <table:table-cell table:style-name="ce31" table:formula="of:=MEDIAN([.B59:.J59])" office:value-type="float" office:value="14.925" calcext:value-type="float">
            <text:p>15</text:p>
          </table:table-cell>
          <table:table-cell table:style-name="ce31" table:formula="of:=[.P59]-[.S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8" table:number-columns-repeated="1001"/>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P60]-[.Q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P60]-[.S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8" table:number-columns-repeated="1001"/>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P61]-[.Q61]" office:value-type="float" office:value="-0.671626984127029" calcext:value-type="float">
            <text:p>-1</text:p>
          </table:table-cell>
          <table:table-cell table:style-name="ce31" table:formula="of:=MEDIAN([.B61:.J61])" office:value-type="float" office:value="13" calcext:value-type="float">
            <text:p>13</text:p>
          </table:table-cell>
          <table:table-cell table:style-name="ce31" table:formula="of:=[.P61]-[.S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8" table:number-columns-repeated="100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P62]-[.Q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P62]-[.S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8" table:number-columns-repeated="100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P63]-[.Q63]" office:value-type="float" office:value="-5.75396825396824" calcext:value-type="float">
            <text:p>-6</text:p>
          </table:table-cell>
          <table:table-cell table:style-name="ce31" table:formula="of:=MEDIAN([.B63:.J63])" office:value-type="float" office:value="15" calcext:value-type="float">
            <text:p>15</text:p>
          </table:table-cell>
          <table:table-cell table:style-name="ce31" table:formula="of:=[.P63]-[.S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8" table:number-columns-repeated="100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P64]-[.Q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P64]-[.S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8" table:number-columns-repeated="100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P65]-[.Q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P65]-[.S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8" table:number-columns-repeated="100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P66]-[.Q66]" office:value-type="float" office:value="-0.198412698412742" calcext:value-type="float">
            <text:p>0</text:p>
          </table:table-cell>
          <table:table-cell table:style-name="ce31" table:formula="of:=MEDIAN([.B66:.J66])" office:value-type="float" office:value="10" calcext:value-type="float">
            <text:p>10</text:p>
          </table:table-cell>
          <table:table-cell table:style-name="ce31" table:formula="of:=[.P66]-[.S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8" table:number-columns-repeated="100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P67]-[.Q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P67]-[.S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8" table:number-columns-repeated="100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P68]-[.Q68]" office:value-type="float" office:value="0.0426587301587258" calcext:value-type="float">
            <text:p>0</text:p>
          </table:table-cell>
          <table:table-cell table:style-name="ce31" table:formula="of:=MEDIAN([.B68:.J68])" office:value-type="float" office:value="1" calcext:value-type="float">
            <text:p>1</text:p>
          </table:table-cell>
          <table:table-cell table:style-name="ce31" table:formula="of:=[.P68]-[.S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8" table:number-columns-repeated="100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P69]-[.Q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P69]-[.S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8" table:number-columns-repeated="1001"/>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number-columns-repeated="100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P72]-[.Q72]" office:value-type="float" office:value="1.19047619047616" calcext:value-type="float">
            <text:p>1</text:p>
          </table:table-cell>
          <table:table-cell table:style-name="ce31" table:formula="of:=MEDIAN([.B72:.J72])" office:value-type="float" office:value="1" calcext:value-type="float">
            <text:p>1</text:p>
          </table:table-cell>
          <table:table-cell table:style-name="ce31" table:formula="of:=[.P72]-[.S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8" table:number-columns-repeated="100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P73]-[.Q73]" office:value-type="float" office:value="5.04265873015869" calcext:value-type="float">
            <text:p>5</text:p>
          </table:table-cell>
          <table:table-cell table:style-name="ce31" table:formula="of:=MEDIAN([.B73:.J73])" office:value-type="float" office:value="14.925" calcext:value-type="float">
            <text:p>15</text:p>
          </table:table-cell>
          <table:table-cell table:style-name="ce31" table:formula="of:=[.P73]-[.S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8" table:number-columns-repeated="100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P74]-[.Q74]" office:value-type="float" office:value="4.96329365079363" calcext:value-type="float">
            <text:p>5</text:p>
          </table:table-cell>
          <table:table-cell table:style-name="ce31" table:formula="of:=MEDIAN([.B74:.J74])" office:value-type="float" office:value="14.925" calcext:value-type="float">
            <text:p>15</text:p>
          </table:table-cell>
          <table:table-cell table:style-name="ce31" table:formula="of:=[.P74]-[.S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8" table:number-columns-repeated="1001"/>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P75]-[.Q75]" office:value-type="float" office:value="-0.155753968253956" calcext:value-type="float">
            <text:p>0</text:p>
          </table:table-cell>
          <table:table-cell table:style-name="ce31" table:formula="of:=MEDIAN([.B75:.J75])" office:value-type="float" office:value="14.925" calcext:value-type="float">
            <text:p>15</text:p>
          </table:table-cell>
          <table:table-cell table:style-name="ce31" table:formula="of:=[.P75]-[.S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8" table:number-columns-repeated="100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P76]-[.Q76]" office:value-type="float" office:value="-4.00496031746033" calcext:value-type="float">
            <text:p>-4</text:p>
          </table:table-cell>
          <table:table-cell table:style-name="ce31" table:formula="of:=MEDIAN([.B76:.J76])" office:value-type="float" office:value="15" calcext:value-type="float">
            <text:p>15</text:p>
          </table:table-cell>
          <table:table-cell table:style-name="ce31" table:formula="of:=[.P76]-[.S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8" table:number-columns-repeated="1001"/>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P77]-[.Q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P77]-[.S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8" table:number-columns-repeated="100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P78]-[.Q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P78]-[.S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8" table:number-columns-repeated="100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P79]-[.Q79]" office:value-type="float" office:value="2.46031746031747" calcext:value-type="float">
            <text:p>2</text:p>
          </table:table-cell>
          <table:table-cell table:style-name="ce31" table:formula="of:=MEDIAN([.B79:.J79])" office:value-type="float" office:value="20" calcext:value-type="float">
            <text:p>20</text:p>
          </table:table-cell>
          <table:table-cell table:style-name="ce31" table:formula="of:=[.P79]-[.S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8" table:number-columns-repeated="100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P80]-[.Q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P80]-[.S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8" table:number-columns-repeated="1001"/>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P81]-[.Q81]" office:value-type="float" office:value="0.396825396825395" calcext:value-type="float">
            <text:p>0</text:p>
          </table:table-cell>
          <table:table-cell table:style-name="ce31" table:formula="of:=MEDIAN([.B81:.J81])" office:value-type="float" office:value="0" calcext:value-type="float">
            <text:p>0</text:p>
          </table:table-cell>
          <table:table-cell table:style-name="ce31" table:formula="of:=[.P81]-[.S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8" table:number-columns-repeated="100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P82]-[.Q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P82]-[.S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8" table:number-columns-repeated="1001"/>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P83]-[.Q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P83]-[.S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8" table:number-columns-repeated="1001"/>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P84]-[.Q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P84]-[.S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8" table:number-columns-repeated="1001"/>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3">00/00/0000</text:date>, <text:time style:data-style-name="N2" text:time-value="13:14:32.4486423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555" meta:object-count="0"/>
  </office:meta>
</office:document-meta>
</file>